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cf96" officeooo:paragraph-rsid="001ecf96"/>
    </style:style>
    <style:style style:name="P2" style:family="paragraph" style:parent-style-name="Standard">
      <style:text-properties officeooo:rsid="001f7038" officeooo:paragraph-rsid="001f7038"/>
    </style:style>
    <style:style style:name="P3" style:family="paragraph" style:parent-style-name="Standard">
      <style:text-properties officeooo:rsid="001f7038" officeooo:paragraph-rsid="001f7038"/>
    </style:style>
    <style:style style:name="T1" style:family="text">
      <style:text-properties officeooo:rsid="001ecf96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deCl → nom, <text:span text:style-name="T1">prenom, adresse, email, refPointDist, </text:span></text:p>
      <text:p text:style-name="P1">refArticle →designation, prix, Tva, qtStock</text:p>
      <text:p text:style-name="P1">refPointDist → adresse</text:p>
      <text:p text:style-name="P1"><text:span text:style-name="T2">IdCommande</text:span>→dateCommande, CodeClient</text:p>
      <text:p text:style-name="P1">numCommande, refArticle → quantite_commandee</text:p>
      <text:p text:style-name="P2">numCommande, numColis → indic_retrait</text:p>
      <text:p text:style-name="P2"/>
      <text:p text:style-name="P2">numCommande, numColis, refArticle → quantite_expediee, quantite_acceptee</text:p>
      <text:p text:style-name="P2"/>
      <text:p text:style-name="P2"/>
      <text:p text:style-name="P2">Client (codeCl, nom, prénom, adresse, email, refPointDist)</text:p>
      <text:p text:style-name="P2">Article (refArticle, designation, prix_HT, TVA, quantite_stock)</text:p>
      <text:p text:style-name="P2">Point de Distribution (refPointDist, adresse, téléphone)</text:p>
      <text:p text:style-name="P2">Commande (numCommande, dateCommande, codeCl)</text:p>
      <text:p text:style-name="P2">Colis (numCommande, numColis, indic_retrait=NON)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08:47:34.554894775</meta:creation-date>
    <meta:editing-duration>PT25M7S</meta:editing-duration>
    <meta:editing-cycles>2</meta:editing-cycles>
    <meta:generator>LibreOffice/24.2.6.2$Linux_X86_64 LibreOffice_project/420$Build-2</meta:generator>
    <dc:date>2024-11-07T09:22:51.157808773</dc:date>
    <meta:document-statistic meta:table-count="0" meta:image-count="0" meta:object-count="0" meta:page-count="1" meta:paragraph-count="12" meta:word-count="58" meta:character-count="574" meta:non-whitespace-character-count="527"/>
  </office:meta>
</office:document-meta>
</file>